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Domyślnaczcionkaakapitu" style:family="text">
      <style:text-properties fo:font-size="13pt" style:font-size-asian="13pt" style:font-size-complex="13pt"/>
    </style:style>
    <style:style style:name="T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7" style:parent-style-name="Domyślnaczcionkaakapitu" style:family="text">
      <style:text-properties fo:font-size="13pt" style:font-size-asian="13pt" style:font-size-complex="13pt"/>
    </style:style>
    <style:style style:name="T8" style:parent-style-name="Domyślnaczcionkaakapitu" style:family="text">
      <style:text-properties fo:font-size="13pt" style:font-size-asian="13pt" style:font-size-complex="13pt"/>
    </style:style>
    <style:style style:name="T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0" style:parent-style-name="Domyślnaczcionkaakapitu" style:family="text">
      <style:text-properties fo:font-size="13pt" style:font-size-asian="13pt" style:font-size-complex="13pt"/>
    </style:style>
    <style:style style:name="T1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2" style:parent-style-name="Domyślnaczcionkaakapitu" style:family="text">
      <style:text-properties fo:font-size="13pt" style:font-size-asian="13pt" style:font-size-complex="13pt"/>
    </style:style>
    <style:style style:name="T1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5" style:parent-style-name="Domyślnaczcionkaakapitu" style:family="text">
      <style:text-properties fo:font-size="13pt" style:font-size-asian="13pt" style:font-size-complex="13pt"/>
    </style:style>
    <style:style style:name="T1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7" style:parent-style-name="Domyślnaczcionkaakapitu" style:family="text">
      <style:text-properties fo:font-size="13pt" style:font-size-asian="13pt" style:font-size-complex="13pt"/>
    </style:style>
    <style:style style:name="T1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9" style:parent-style-name="Domyślnaczcionkaakapitu" style:family="text">
      <style:text-properties fo:font-size="13pt" style:font-size-asian="13pt" style:font-size-complex="13pt"/>
    </style:style>
    <style:style style:name="T20" style:parent-style-name="Domyślnaczcionkaakapitu" style:family="text">
      <style:text-properties fo:font-size="13pt" style:font-size-asian="13pt" style:font-size-complex="13pt"/>
    </style:style>
    <style:style style:name="T2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Domyślnaczcionkaakapitu" style:family="text">
      <style:text-properties fo:font-size="13pt" style:font-size-asian="13pt" style:font-size-complex="13pt"/>
    </style:style>
    <style:style style:name="T2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Domyślnaczcionkaakapitu" style:family="text">
      <style:text-properties fo:font-size="13pt" style:font-size-asian="13pt" style:font-size-complex="13pt"/>
    </style:style>
    <style:style style:name="T2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Domyślnaczcionkaakapitu" style:family="text">
      <style:text-properties fo:font-size="13pt" style:font-size-asian="13pt" style:font-size-complex="13pt"/>
    </style:style>
    <style:style style:name="T27" style:parent-style-name="Domyślnaczcionkaakapitu" style:family="text">
      <style:text-properties fo:font-size="13pt" style:font-size-asian="13pt" style:font-size-complex="13pt"/>
    </style:style>
    <style:style style:name="T2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9" style:parent-style-name="Domyślnaczcionkaakapitu" style:family="text">
      <style:text-properties fo:font-size="13pt" style:font-size-asian="13pt" style:font-size-complex="13pt"/>
    </style:style>
    <style:style style:name="T3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31" style:parent-style-name="Domyślnaczcionkaakapitu" style:family="text">
      <style:text-properties fo:font-size="13pt" style:font-size-asian="13pt" style:font-size-complex="13pt"/>
    </style:style>
    <style:style style:name="T32" style:parent-style-name="Domyślnaczcionkaakapitu" style:family="text">
      <style:text-properties fo:font-size="13pt" style:font-size-asian="13pt" style:font-size-complex="13pt"/>
    </style:style>
    <style:style style:name="T3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34" style:parent-style-name="Domyślnaczcionkaakapitu" style:family="text">
      <style:text-properties fo:font-size="13pt" style:font-size-asian="13pt" style:font-size-complex="13pt"/>
    </style:style>
    <style:style style:name="T3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8" style:parent-style-name="Domyślnaczcionkaakapitu" style:family="text">
      <style:text-properties fo:font-size="13pt" style:font-size-asian="13pt" style:font-size-complex="13pt"/>
    </style:style>
    <style:style style:name="T39" style:parent-style-name="Domyślnaczcionkaakapitu" style:family="text">
      <style:text-properties fo:font-size="13pt" style:font-size-asian="13pt" style:font-size-complex="13pt"/>
    </style:style>
    <style:style style:name="T4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41" style:parent-style-name="Domyślnaczcionkaakapitu" style:family="text">
      <style:text-properties fo:font-size="13pt" style:font-size-asian="13pt" style:font-size-complex="13pt"/>
    </style:style>
    <style:style style:name="T4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43" style:parent-style-name="Domyślnaczcionkaakapitu" style:family="text">
      <style:text-properties fo:font-size="13pt" style:font-size-asian="13pt" style:font-size-complex="13pt"/>
    </style:style>
    <style:style style:name="T44" style:parent-style-name="Domyślnaczcionkaakapitu" style:family="text">
      <style:text-properties fo:font-size="13pt" style:font-size-asian="13pt" style:font-size-complex="13pt"/>
    </style:style>
    <style:style style:name="T4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46" style:parent-style-name="Domyślnaczcionkaakapitu" style:family="text">
      <style:text-properties fo:font-size="13pt" style:font-size-asian="13pt" style:font-size-complex="13pt"/>
    </style:style>
    <style:style style:name="T4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48" style:parent-style-name="Domyślnaczcionkaakapitu" style:family="text">
      <style:text-properties fo:font-size="13pt" style:font-size-asian="13pt" style:font-size-complex="13pt"/>
    </style:style>
    <style:style style:name="T4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50" style:parent-style-name="Domyślnaczcionkaakapitu" style:family="text">
      <style:text-properties fo:font-size="13pt" style:font-size-asian="13pt" style:font-size-complex="13pt"/>
    </style:style>
    <style:style style:name="T51" style:parent-style-name="Domyślnaczcionkaakapitu" style:family="text">
      <style:text-properties fo:font-size="13pt" style:font-size-asian="13pt" style:font-size-complex="13pt"/>
    </style:style>
    <style:style style:name="T5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6" style:parent-style-name="Domyślnaczcionkaakapitu" style:family="text">
      <style:text-properties fo:font-size="13pt" style:font-size-asian="13pt" style:font-size-complex="13pt"/>
    </style:style>
    <style:style style:name="T5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58" style:parent-style-name="Domyślnaczcionkaakapitu" style:family="text">
      <style:text-properties fo:font-size="13pt" style:font-size-asian="13pt" style:font-size-complex="13pt"/>
    </style:style>
    <style:style style:name="T5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60" style:parent-style-name="Domyślnaczcionkaakapitu" style:family="text">
      <style:text-properties fo:font-size="13pt" style:font-size-asian="13pt" style:font-size-complex="13pt"/>
    </style:style>
    <style:style style:name="T6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62" style:parent-style-name="Domyślnaczcionkaakapitu" style:family="text">
      <style:text-properties fo:font-size="13pt" style:font-size-asian="13pt" style:font-size-complex="13pt"/>
    </style:style>
    <style:style style:name="T6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64" style:parent-style-name="Domyślnaczcionkaakapitu" style:family="text">
      <style:text-properties fo:font-size="13pt" style:font-size-asian="13pt" style:font-size-complex="13pt"/>
    </style:style>
    <style:style style:name="T65" style:parent-style-name="Domyślnaczcionkaakapitu" style:family="text">
      <style:text-properties fo:font-size="13pt" style:font-size-asian="13pt" style:font-size-complex="13pt"/>
    </style:style>
    <style:style style:name="T6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67" style:parent-style-name="Domyślnaczcionkaakapitu" style:family="text">
      <style:text-properties fo:font-size="13pt" style:font-size-asian="13pt" style:font-size-complex="13pt"/>
    </style:style>
    <style:style style:name="T6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69" style:parent-style-name="Domyślnaczcionkaakapitu" style:family="text">
      <style:text-properties fo:font-size="13pt" style:font-size-asian="13pt" style:font-size-complex="13pt"/>
    </style:style>
    <style:style style:name="T7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71" style:parent-style-name="Domyślnaczcionkaakapitu" style:family="text">
      <style:text-properties fo:font-size="13pt" style:font-size-asian="13pt" style:font-size-complex="13pt"/>
    </style:style>
    <style:style style:name="T72" style:parent-style-name="Domyślnaczcionkaakapitu" style:family="text">
      <style:text-properties fo:font-size="13pt" style:font-size-asian="13pt" style:font-size-complex="13pt"/>
    </style:style>
    <style:style style:name="T7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74" style:parent-style-name="Domyślnaczcionkaakapitu" style:family="text">
      <style:text-properties fo:font-size="13pt" style:font-size-asian="13pt" style:font-size-complex="13pt"/>
    </style:style>
    <style:style style:name="T7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76" style:parent-style-name="Domyślnaczcionkaakapitu" style:family="text">
      <style:text-properties fo:font-size="13pt" style:font-size-asian="13pt" style:font-size-complex="13pt"/>
    </style:style>
    <style:style style:name="T77" style:parent-style-name="Domyślnaczcionkaakapitu" style:family="text">
      <style:text-properties fo:font-size="13pt" style:font-size-asian="13pt" style:font-size-complex="13pt"/>
    </style:style>
    <style:style style:name="T7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79" style:parent-style-name="Domyślnaczcionkaakapitu" style:family="text">
      <style:text-properties fo:font-size="13pt" style:font-size-asian="13pt" style:font-size-complex="13pt"/>
    </style:style>
    <style:style style:name="T8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81" style:parent-style-name="Domyślnaczcionkaakapitu" style:family="text">
      <style:text-properties fo:font-size="13pt" style:font-size-asian="13pt" style:font-size-complex="13pt"/>
    </style:style>
    <style:style style:name="T8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83" style:parent-style-name="Domyślnaczcionkaakapitu" style:family="text">
      <style:text-properties fo:font-size="13pt" style:font-size-asian="13pt" style:font-size-complex="13pt"/>
    </style:style>
    <style:style style:name="T84" style:parent-style-name="Domyślnaczcionkaakapitu" style:family="text">
      <style:text-properties fo:font-size="13pt" style:font-size-asian="13pt" style:font-size-complex="13pt"/>
    </style:style>
    <style:style style:name="T8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86" style:parent-style-name="Domyślnaczcionkaakapitu" style:family="text">
      <style:text-properties fo:font-size="13pt" style:font-size-asian="13pt" style:font-size-complex="13pt"/>
    </style:style>
    <style:style style:name="T87" style:parent-style-name="Domyślnaczcionkaakapitu" style:family="text">
      <style:text-properties fo:font-size="13pt" style:font-size-asian="13pt" style:font-size-complex="13pt"/>
    </style:style>
    <style:style style:name="T8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89" style:parent-style-name="Domyślnaczcionkaakapitu" style:family="text">
      <style:text-properties fo:font-size="13pt" style:font-size-asian="13pt" style:font-size-complex="13pt"/>
    </style:style>
    <style:style style:name="T9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91" style:parent-style-name="Domyślnaczcionkaakapitu" style:family="text">
      <style:text-properties fo:font-size="13pt" style:font-size-asian="13pt" style:font-size-complex="13pt"/>
    </style:style>
    <style:style style:name="T92" style:parent-style-name="Domyślnaczcionkaakapitu" style:family="text">
      <style:text-properties fo:font-size="13pt" style:font-size-asian="13pt" style:font-size-complex="13pt"/>
    </style:style>
    <style:style style:name="T9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94" style:parent-style-name="Domyślnaczcionkaakapitu" style:family="text">
      <style:text-properties fo:font-size="13pt" style:font-size-asian="13pt" style:font-size-complex="13pt"/>
    </style:style>
    <style:style style:name="T9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96" style:parent-style-name="Domyślnaczcionkaakapitu" style:family="text">
      <style:text-properties fo:font-size="13pt" style:font-size-asian="13pt" style:font-size-complex="13pt"/>
    </style:style>
    <style:style style:name="T9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98" style:parent-style-name="Domyślnaczcionkaakapitu" style:family="text">
      <style:text-properties fo:font-size="13pt" style:font-size-asian="13pt" style:font-size-complex="13pt"/>
    </style:style>
    <style:style style:name="T99" style:parent-style-name="Domyślnaczcionkaakapitu" style:family="text">
      <style:text-properties fo:font-size="13pt" style:font-size-asian="13pt" style:font-size-complex="13pt"/>
    </style:style>
    <style:style style:name="T10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01" style:parent-style-name="Domyślnaczcionkaakapitu" style:family="text">
      <style:text-properties fo:font-size="13pt" style:font-size-asian="13pt" style:font-size-complex="13pt"/>
    </style:style>
    <style:style style:name="T10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03" style:parent-style-name="Domyślnaczcionkaakapitu" style:family="text">
      <style:text-properties fo:font-size="13pt" style:font-size-asian="13pt" style:font-size-complex="13pt"/>
    </style:style>
    <style:style style:name="T104" style:parent-style-name="Domyślnaczcionkaakapitu" style:family="text">
      <style:text-properties fo:font-size="13pt" style:font-size-asian="13pt" style:font-size-complex="13pt"/>
    </style:style>
    <style:style style:name="T10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06" style:parent-style-name="Domyślnaczcionkaakapitu" style:family="text">
      <style:text-properties fo:font-size="13pt" style:font-size-asian="13pt" style:font-size-complex="13pt"/>
    </style:style>
    <style:style style:name="T10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08" style:parent-style-name="Domyślnaczcionkaakapitu" style:family="text">
      <style:text-properties fo:font-size="13pt" style:font-size-asian="13pt" style:font-size-complex="13pt"/>
    </style:style>
    <style:style style:name="T109" style:parent-style-name="Domyślnaczcionkaakapitu" style:family="text">
      <style:text-properties fo:font-size="13pt" style:font-size-asian="13pt" style:font-size-complex="13pt"/>
    </style:style>
    <style:style style:name="T11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11" style:parent-style-name="Domyślnaczcionkaakapitu" style:family="text">
      <style:text-properties fo:font-size="13pt" style:font-size-asian="13pt" style:font-size-complex="13pt"/>
    </style:style>
    <style:style style:name="T11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13" style:parent-style-name="Domyślnaczcionkaakapitu" style:family="text">
      <style:text-properties fo:font-size="13pt" style:font-size-asian="13pt" style:font-size-complex="13pt"/>
    </style:style>
    <style:style style:name="T114" style:parent-style-name="Domyślnaczcionkaakapitu" style:family="text">
      <style:text-properties fo:font-size="13pt" style:font-size-asian="13pt" style:font-size-complex="13pt"/>
    </style:style>
    <style:style style:name="T11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16" style:parent-style-name="Domyślnaczcionkaakapitu" style:family="text">
      <style:text-properties fo:font-size="13pt" style:font-size-asian="13pt" style:font-size-complex="13pt"/>
    </style:style>
    <style:style style:name="T11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18" style:parent-style-name="Domyślnaczcionkaakapitu" style:family="text">
      <style:text-properties fo:font-size="13pt" style:font-size-asian="13pt" style:font-size-complex="13pt"/>
    </style:style>
    <style:style style:name="T11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20" style:parent-style-name="Domyślnaczcionkaakapitu" style:family="text">
      <style:text-properties fo:font-size="13pt" style:font-size-asian="13pt" style:font-size-complex="13pt"/>
    </style:style>
    <style:style style:name="T121" style:parent-style-name="Domyślnaczcionkaakapitu" style:family="text">
      <style:text-properties fo:font-size="13pt" style:font-size-asian="13pt" style:font-size-complex="13pt"/>
    </style:style>
    <style:style style:name="T12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23" style:parent-style-name="Domyślnaczcionkaakapitu" style:family="text">
      <style:text-properties fo:font-size="13pt" style:font-size-asian="13pt" style:font-size-complex="13pt"/>
    </style:style>
    <style:style style:name="T12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25" style:parent-style-name="Standard" style:family="paragraph">
      <style:text-properties fo:font-size="13pt" style:font-size-asian="13pt" style:font-size-complex="13pt"/>
    </style:style>
    <style:style style:name="P1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27" style:parent-style-name="Domyślnaczcionkaakapitu" style:family="text">
      <style:text-properties fo:font-size="13pt" style:font-size-asian="13pt" style:font-size-complex="13pt"/>
    </style:style>
    <style:style style:name="T12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29" style:parent-style-name="Domyślnaczcionkaakapitu" style:family="text">
      <style:text-properties fo:font-size="13pt" style:font-size-asian="13pt" style:font-size-complex="13pt"/>
    </style:style>
    <style:style style:name="T13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31" style:parent-style-name="Domyślnaczcionkaakapitu" style:family="text">
      <style:text-properties fo:font-size="13pt" style:font-size-asian="13pt" style:font-size-complex="13pt"/>
    </style:style>
    <style:style style:name="T132" style:parent-style-name="Domyślnaczcionkaakapitu" style:family="text">
      <style:text-properties fo:font-size="13pt" style:font-size-asian="13pt" style:font-size-complex="13pt"/>
    </style:style>
    <style:style style:name="T133" style:parent-style-name="Domyślnaczcionkaakapitu" style:family="text">
      <style:text-properties fo:font-size="13pt" style:font-size-asian="13pt" style:font-size-complex="13pt"/>
    </style:style>
    <style:style style:name="T13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35" style:parent-style-name="Domyślnaczcionkaakapitu" style:family="text">
      <style:text-properties fo:font-size="13pt" style:font-size-asian="13pt" style:font-size-complex="13pt"/>
    </style:style>
    <style:style style:name="T13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37" style:parent-style-name="Domyślnaczcionkaakapitu" style:family="text">
      <style:text-properties fo:font-size="13pt" style:font-size-asian="13pt" style:font-size-complex="13pt"/>
    </style:style>
    <style:style style:name="T13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39" style:parent-style-name="Domyślnaczcionkaakapitu" style:family="text">
      <style:text-properties fo:font-size="13pt" style:font-size-asian="13pt" style:font-size-complex="13pt"/>
    </style:style>
    <style:style style:name="T140" style:parent-style-name="Domyślnaczcionkaakapitu" style:family="text">
      <style:text-properties fo:font-size="13pt" style:font-size-asian="13pt" style:font-size-complex="13pt"/>
    </style:style>
    <style:style style:name="T14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42" style:parent-style-name="Domyślnaczcionkaakapitu" style:family="text">
      <style:text-properties fo:font-size="13pt" style:font-size-asian="13pt" style:font-size-complex="13pt"/>
    </style:style>
    <style:style style:name="T14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44" style:parent-style-name="Domyślnaczcionkaakapitu" style:family="text">
      <style:text-properties fo:font-size="13pt" style:font-size-asian="13pt" style:font-size-complex="13pt"/>
    </style:style>
    <style:style style:name="T145" style:parent-style-name="Domyślnaczcionkaakapitu" style:family="text">
      <style:text-properties fo:font-size="13pt" style:font-size-asian="13pt" style:font-size-complex="13pt"/>
    </style:style>
    <style:style style:name="T14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47" style:parent-style-name="Domyślnaczcionkaakapitu" style:family="text">
      <style:text-properties fo:font-size="13pt" style:font-size-asian="13pt" style:font-size-complex="13pt"/>
    </style:style>
    <style:style style:name="T14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49" style:parent-style-name="Domyślnaczcionkaakapitu" style:family="text">
      <style:text-properties fo:font-size="13pt" style:font-size-asian="13pt" style:font-size-complex="13pt"/>
    </style:style>
    <style:style style:name="T150" style:parent-style-name="Domyślnaczcionkaakapitu" style:family="text">
      <style:text-properties fo:font-size="13pt" style:font-size-asian="13pt" style:font-size-complex="13pt"/>
    </style:style>
    <style:style style:name="T15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52" style:parent-style-name="Domyślnaczcionkaakapitu" style:family="text">
      <style:text-properties fo:font-size="13pt" style:font-size-asian="13pt" style:font-size-complex="13pt"/>
    </style:style>
    <style:style style:name="T15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54" style:parent-style-name="Domyślnaczcionkaakapitu" style:family="text">
      <style:text-properties fo:font-size="13pt" style:font-size-asian="13pt" style:font-size-complex="13pt"/>
    </style:style>
    <style:style style:name="T155" style:parent-style-name="Domyślnaczcionkaakapitu" style:family="text">
      <style:text-properties fo:font-size="13pt" style:font-size-asian="13pt" style:font-size-complex="13pt"/>
    </style:style>
    <style:style style:name="T15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57" style:parent-style-name="Domyślnaczcionkaakapitu" style:family="text">
      <style:text-properties fo:font-size="13pt" style:font-size-asian="13pt" style:font-size-complex="13pt"/>
    </style:style>
    <style:style style:name="T15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59" style:parent-style-name="Domyślnaczcionkaakapitu" style:family="text">
      <style:text-properties fo:font-size="13pt" style:font-size-asian="13pt" style:font-size-complex="13pt"/>
    </style:style>
    <style:style style:name="T16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61" style:parent-style-name="Domyślnaczcionkaakapitu" style:family="text">
      <style:text-properties fo:font-size="13pt" style:font-size-asian="13pt" style:font-size-complex="13pt"/>
    </style:style>
    <style:style style:name="T162" style:parent-style-name="Domyślnaczcionkaakapitu" style:family="text">
      <style:text-properties fo:font-size="13pt" style:font-size-asian="13pt" style:font-size-complex="13pt"/>
    </style:style>
    <style:style style:name="T163" style:parent-style-name="Domyślnaczcionkaakapitu" style:family="text">
      <style:text-properties fo:font-size="13pt" style:font-size-asian="13pt" style:font-size-complex="13pt"/>
    </style:style>
    <style:style style:name="T16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65" style:parent-style-name="Domyślnaczcionkaakapitu" style:family="text">
      <style:text-properties fo:font-size="13pt" style:font-size-asian="13pt" style:font-size-complex="13pt"/>
    </style:style>
    <style:style style:name="T166" style:parent-style-name="Domyślnaczcionkaakapitu" style:family="text">
      <style:text-properties fo:font-size="13pt" style:font-size-asian="13pt" style:font-size-complex="13pt"/>
    </style:style>
    <style:style style:name="T16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68" style:parent-style-name="Domyślnaczcionkaakapitu" style:family="text">
      <style:text-properties fo:font-size="13pt" style:font-size-asian="13pt" style:font-size-complex="13pt"/>
    </style:style>
    <style:style style:name="T16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70" style:parent-style-name="Standard" style:family="paragraph">
      <style:text-properties fo:font-size="13pt" style:font-size-asian="13pt" style:font-size-complex="13pt"/>
    </style:style>
    <style:style style:name="P17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72" style:parent-style-name="Domyślnaczcionkaakapitu" style:family="text">
      <style:text-properties fo:font-size="13pt" style:font-size-asian="13pt" style:font-size-complex="13pt"/>
    </style:style>
    <style:style style:name="T173" style:parent-style-name="Domyślnaczcionkaakapitu" style:family="text">
      <style:text-properties fo:font-size="13pt" style:font-size-asian="13pt" style:font-size-complex="13pt"/>
    </style:style>
    <style:style style:name="T17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75" style:parent-style-name="Domyślnaczcionkaakapitu" style:family="text">
      <style:text-properties fo:font-size="13pt" style:font-size-asian="13pt" style:font-size-complex="13pt"/>
    </style:style>
    <style:style style:name="T176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77" style:parent-style-name="Domyślnaczcionkaakapitu" style:family="text">
      <style:text-properties fo:font-size="13pt" style:font-size-asian="13pt" style:font-size-complex="13pt"/>
    </style:style>
    <style:style style:name="T178" style:parent-style-name="Domyślnaczcionkaakapitu" style:family="text">
      <style:text-properties fo:font-size="13pt" style:font-size-asian="13pt" style:font-size-complex="13pt"/>
    </style:style>
    <style:style style:name="T17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80" style:parent-style-name="Standard" style:family="paragraph">
      <style:text-properties fo:font-size="13pt" style:font-size-asian="13pt" style:font-size-complex="13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3" style:parent-style-name="Domyślnaczcionkaakapitu" style:family="text">
      <style:text-properties fo:font-size="13pt" style:font-size-asian="13pt" style:font-size-complex="13pt"/>
    </style:style>
    <style:style style:name="T18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85" style:parent-style-name="Domyślnaczcionkaakapitu" style:family="text">
      <style:text-properties fo:font-size="13pt" style:font-size-asian="13pt" style:font-size-complex="13pt"/>
    </style:style>
    <style:style style:name="T186" style:parent-style-name="Domyślnaczcionkaakapitu" style:family="text">
      <style:text-properties fo:font-size="13pt" style:font-size-asian="13pt" style:font-size-complex="13pt"/>
    </style:style>
    <style:style style:name="T18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88" style:parent-style-name="Domyślnaczcionkaakapitu" style:family="text">
      <style:text-properties fo:font-size="13pt" style:font-size-asian="13pt" style:font-size-complex="13pt"/>
    </style:style>
    <style:style style:name="T18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P19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92" style:parent-style-name="Domyślnaczcionkaakapitu" style:family="text">
      <style:text-properties fo:font-size="13pt" style:font-size-asian="13pt" style:font-size-complex="13pt"/>
    </style:style>
    <style:style style:name="T19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94" style:parent-style-name="Domyślnaczcionkaakapitu" style:family="text">
      <style:text-properties fo:font-size="13pt" style:font-size-asian="13pt" style:font-size-complex="13pt"/>
    </style:style>
    <style:style style:name="T19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96" style:parent-style-name="Domyślnaczcionkaakapitu" style:family="text">
      <style:text-properties fo:font-size="13pt" style:font-size-asian="13pt" style:font-size-complex="13pt"/>
    </style:style>
    <style:style style:name="T197" style:parent-style-name="Domyślnaczcionkaakapitu" style:family="text">
      <style:text-properties fo:font-size="13pt" style:font-size-asian="13pt" style:font-size-complex="13pt"/>
    </style:style>
    <style:style style:name="T19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199" style:parent-style-name="Domyślnaczcionkaakapitu" style:family="text">
      <style:text-properties fo:font-size="13pt" style:font-size-asian="13pt" style:font-size-complex="13pt"/>
    </style:style>
    <style:style style:name="T20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01" style:parent-style-name="Domyślnaczcionkaakapitu" style:family="text">
      <style:text-properties fo:font-size="13pt" style:font-size-asian="13pt" style:font-size-complex="13pt"/>
    </style:style>
    <style:style style:name="T20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0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04" style:parent-style-name="Domyślnaczcionkaakapitu" style:family="text">
      <style:text-properties fo:font-size="13pt" style:font-size-asian="13pt" style:font-size-complex="13pt"/>
    </style:style>
    <style:style style:name="T20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06" style:parent-style-name="Domyślnaczcionkaakapitu" style:family="text">
      <style:text-properties fo:font-size="13pt" style:font-size-asian="13pt" style:font-size-complex="13pt"/>
    </style:style>
    <style:style style:name="T20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08" style:parent-style-name="Domyślnaczcionkaakapitu" style:family="text">
      <style:text-properties fo:font-size="13pt" style:font-size-asian="13pt" style:font-size-complex="13pt"/>
    </style:style>
    <style:style style:name="T209" style:parent-style-name="Domyślnaczcionkaakapitu" style:family="text">
      <style:text-properties fo:font-size="13pt" style:font-size-asian="13pt" style:font-size-complex="13pt"/>
    </style:style>
    <style:style style:name="T21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11" style:parent-style-name="Domyślnaczcionkaakapitu" style:family="text">
      <style:text-properties fo:font-size="13pt" style:font-size-asian="13pt" style:font-size-complex="13pt"/>
    </style:style>
    <style:style style:name="T212" style:parent-style-name="Domyślnaczcionkaakapitu" style:family="text">
      <style:text-properties fo:font-size="13pt" style:font-size-asian="13pt" style:font-size-complex="13pt"/>
    </style:style>
    <style:style style:name="T21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14" style:parent-style-name="Domyślnaczcionkaakapitu" style:family="text">
      <style:text-properties fo:font-size="13pt" style:font-size-asian="13pt" style:font-size-complex="13pt"/>
    </style:style>
    <style:style style:name="T21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16" style:parent-style-name="Domyślnaczcionkaakapitu" style:family="text">
      <style:text-properties fo:font-size="13pt" style:font-size-asian="13pt" style:font-size-complex="13pt"/>
    </style:style>
    <style:style style:name="T21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18" style:parent-style-name="Domyślnaczcionkaakapitu" style:family="text">
      <style:text-properties fo:font-size="13pt" style:font-size-asian="13pt" style:font-size-complex="13pt"/>
    </style:style>
    <style:style style:name="T219" style:parent-style-name="Domyślnaczcionkaakapitu" style:family="text">
      <style:text-properties fo:font-size="13pt" style:font-size-asian="13pt" style:font-size-complex="13pt"/>
    </style:style>
    <style:style style:name="T220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221" style:parent-style-name="Standard" style:family="paragraph">
      <style:text-properties fo:font-size="13pt" style:font-size-asian="13pt" style:font-size-complex="13pt"/>
    </style:style>
    <style:style style:name="P2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223" style:parent-style-name="Domyślnaczcionkaakapitu" style:family="text">
      <style:text-properties fo:font-size="13pt" style:font-size-asian="13pt" style:font-size-complex="13pt"/>
    </style:style>
    <style:style style:name="T224" style:parent-style-name="Domyślnaczcionkaakapitu" style:family="text">
      <style:text-properties fo:font-size="13pt" style:font-size-asian="13pt" style:font-size-complex="13pt"/>
    </style:style>
    <style:style style:name="T22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26" style:parent-style-name="Domyślnaczcionkaakapitu" style:family="text">
      <style:text-properties fo:font-size="13pt" style:font-size-asian="13pt" style:font-size-complex="13pt"/>
    </style:style>
    <style:style style:name="T22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28" style:parent-style-name="Domyślnaczcionkaakapitu" style:family="text">
      <style:text-properties fo:font-size="13pt" style:font-size-asian="13pt" style:font-size-complex="13pt"/>
    </style:style>
    <style:style style:name="T22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30" style:parent-style-name="Domyślnaczcionkaakapitu" style:family="text">
      <style:text-properties fo:font-size="13pt" style:font-size-asian="13pt" style:font-size-complex="13pt"/>
    </style:style>
    <style:style style:name="T231" style:parent-style-name="Domyślnaczcionkaakapitu" style:family="text">
      <style:text-properties fo:font-size="13pt" style:font-size-asian="13pt" style:font-size-complex="13pt"/>
    </style:style>
    <style:style style:name="T23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33" style:parent-style-name="Domyślnaczcionkaakapitu" style:family="text">
      <style:text-properties fo:font-size="13pt" style:font-size-asian="13pt" style:font-size-complex="13pt"/>
    </style:style>
    <style:style style:name="T23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35" style:parent-style-name="Domyślnaczcionkaakapitu" style:family="text">
      <style:text-properties fo:font-size="13pt" style:font-size-asian="13pt" style:font-size-complex="13pt"/>
    </style:style>
    <style:style style:name="T236" style:parent-style-name="Domyślnaczcionkaakapitu" style:family="text">
      <style:text-properties fo:font-size="13pt" style:font-size-asian="13pt" style:font-size-complex="13pt"/>
    </style:style>
    <style:style style:name="T23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38" style:parent-style-name="Domyślnaczcionkaakapitu" style:family="text">
      <style:text-properties fo:font-size="13pt" style:font-size-asian="13pt" style:font-size-complex="13pt"/>
    </style:style>
    <style:style style:name="T23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40" style:parent-style-name="Domyślnaczcionkaakapitu" style:family="text">
      <style:text-properties fo:font-size="13pt" style:font-size-asian="13pt" style:font-size-complex="13pt"/>
    </style:style>
    <style:style style:name="T24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42" style:parent-style-name="Domyślnaczcionkaakapitu" style:family="text">
      <style:text-properties fo:font-size="13pt" style:font-size-asian="13pt" style:font-size-complex="13pt"/>
    </style:style>
    <style:style style:name="T243" style:parent-style-name="Domyślnaczcionkaakapitu" style:family="text">
      <style:text-properties fo:font-size="13pt" style:font-size-asian="13pt" style:font-size-complex="13pt"/>
    </style:style>
    <style:style style:name="T24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45" style:parent-style-name="Domyślnaczcionkaakapitu" style:family="text">
      <style:text-properties fo:font-size="13pt" style:font-size-asian="13pt" style:font-size-complex="13pt"/>
    </style:style>
    <style:style style:name="T246" style:parent-style-name="Domyślnaczcionkaakapitu" style:family="text">
      <style:text-properties fo:font-size="13pt" style:font-size-asian="13pt" style:font-size-complex="13pt"/>
    </style:style>
    <style:style style:name="T24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48" style:parent-style-name="Domyślnaczcionkaakapitu" style:family="text">
      <style:text-properties fo:font-size="13pt" style:font-size-asian="13pt" style:font-size-complex="13pt"/>
    </style:style>
    <style:style style:name="T249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50" style:parent-style-name="Domyślnaczcionkaakapitu" style:family="text">
      <style:text-properties fo:font-size="13pt" style:font-size-asian="13pt" style:font-size-complex="13pt"/>
    </style:style>
    <style:style style:name="T251" style:parent-style-name="Domyślnaczcionkaakapitu" style:family="text">
      <style:text-properties fo:font-size="13pt" style:font-size-asian="13pt" style:font-size-complex="13pt"/>
    </style:style>
    <style:style style:name="T25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253" style:parent-style-name="Domyślnaczcionkaakapitu" style:family="text">
      <style:text-properties fo:font-size="13pt" style:font-size-asian="13pt" style:font-size-complex="13pt"/>
    </style:style>
    <style:style style:name="T25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2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>seria 79<text:s/>odcinek 15</text:p>
      <text:p text:style-name="P2"/>
      <text:p text:style-name="P3">Etap I</text:p>
      <text:p text:style-name="P4"/>
      <text:p text:style-name="Standard"><text:span text:style-name="T5">jaką religię przyjął w 966 Mieszko I <text:s text:c="62"/></text:span><text:span text:style-name="T6">chrześcijaństwo</text:span></text:p>
      <text:p text:style-name="Standard"><text:span text:style-name="T7">nad którym morzem leży Finlandia<text:s/></text:span><text:span text:style-name="T8"><text:s text:c="65"/></text:span><text:span text:style-name="T9">Bałtyk</text:span></text:p>
      <text:p text:style-name="Standard"><text:span text:style-name="T10">jak nazywa się rodzaj mostu przerzucony nad droga lub torami <text:s text:c="11"/></text:span><text:span text:style-name="T11"><text:s text:c="3"/>wiadukt, estakada</text:span></text:p>
      <text:p text:style-name="Standard"><text:span text:style-name="T12">którą dyscyplinę sportu uprawiał Andrzej Supron <text:s text:c="42"/></text:span><text:span text:style-name="T13"><text:s/></text:span><text:span text:style-name="T14">zapasy</text:span></text:p>
      <text:p text:style-name="Standard"><text:span text:style-name="T15">czy podstawą czworościanu zawsze jest trójkąt <text:s text:c="45"/></text:span><text:span text:style-name="T16"><text:s/>TAK</text:span></text:p>
      <text:p text:style-name="Standard"><text:span text:style-name="T17">kto dosiada konia bez siodła ten jedzie na..... <text:s text:c="50"/></text:span><text:span text:style-name="T18">oklep</text:span></text:p>
      <text:p text:style-name="Standard"><text:span text:style-name="T19">kto jest reżyserem filmów Psy, Jack Strong, Pokło</text:span><text:span text:style-name="T20">sie <text:s text:c="35"/></text:span><text:span text:style-name="T21"><text:s text:c="2"/>Pasikowski</text:span></text:p>
      <text:p text:style-name="Standard"><text:span text:style-name="T22">na terenie którego współczesnego państwa leży historyczna Arkadia <text:s text:c="12"/></text:span><text:span text:style-name="T23"><text:s text:c="2"/>Grecja</text:span></text:p>
      <text:p text:style-name="Standard"><text:span text:style-name="T24">płaszczka jest rybą czy ssakiem <text:s text:c="71"/></text:span><text:span text:style-name="T25"><text:s/>ryba</text:span></text:p>
      <text:p text:style-name="Standard"><text:span text:style-name="T26">jakie po</text:span><text:span text:style-name="T27">krewieństwo łączyło Prometeusza i Atlasa <text:s text:c="41"/></text:span><text:span text:style-name="T28"><text:s/>bracia</text:span></text:p>
      <text:p text:style-name="Standard"><text:span text:style-name="T29">Jak obecnie nazywa się Piotrogród <text:s text:c="61"/></text:span><text:span text:style-name="T30">Sankt Petersburg</text:span></text:p>
      <text:p text:style-name="Standard"><text:span text:style-name="T31">jaki jest język urzędowy w republice San Marino <text:s text:c="6"/></text:span><text:span text:style-name="T32"><text:s text:c="37"/></text:span><text:span text:style-name="T33"><text:s/>włoski</text:span></text:p>
      <text:p text:style-name="Standard"><text:span text:style-name="T34">jak miała na imię aktorka Modrzejewska <text:s text:c="57"/></text:span><text:span text:style-name="T35">Helena</text:span></text:p>
      <text:p text:style-name="P36">jak nazywa się gumowy worek napełniany cieplą wodą służący do miejscowego ogrzewania</text:p>
      <text:p text:style-name="P37">termofor</text:p>
      <text:p text:style-name="Standard"><text:span text:style-name="T38">w którym wieku</text:span><text:span text:style-name="T39"><text:s/>na świat przyszedł Mahatma Gandhi <text:s text:c="34"/></text:span><text:span text:style-name="T40"><text:s text:c="3"/>XIX w.</text:span></text:p>
      <text:p text:style-name="Standard"><text:span text:style-name="T41">czy Czesław Miłosz był literatem nagrody Nike <text:s text:c="44"/></text:span><text:span text:style-name="T42"><text:s text:c="2"/>TAK</text:span></text:p>
      <text:p text:style-name="Standard"><text:span text:style-name="T43">w którym mieście jest największy polski port lotniczy <text:s text:c="27"/></text:span><text:span text:style-name="T44"><text:s text:c="10"/></text:span><text:span text:style-name="T45">Warszawa</text:span></text:p>
      <text:p text:style-name="Standard"><text:span text:style-name="T46">czyAndora jest księstwem <text:s text:c="80"/></text:span><text:span text:style-name="T47"><text:s/>TAK</text:span></text:p>
      <text:p text:style-name="Standard"><text:span text:style-name="T48">jak nazywa się długa broń drzewcowa noszona przez gwardię Szwajcarską <text:s text:c="2"/></text:span><text:span text:style-name="T49"><text:s/>halabarda</text:span></text:p>
      <text:p text:style-name="Standard"><text:span text:style-name="T50">tondo to obraz lub rzeźba umieszczony w polu</text:span><text:span text:style-name="T51"><text:s/>o jakim kształcie <text:s text:c="19"/></text:span><text:span text:style-name="T52"><text:s/>koła</text:span></text:p>
      <text:p text:style-name="P53"/>
      <text:p text:style-name="P54">Etap II</text:p>
      <text:p text:style-name="P55"/>
      <text:p text:style-name="Standard"><text:span text:style-name="T56">w West Point znajduje się słynna politechnika czy akademia wojskowa <text:s text:c="7"/></text:span><text:span text:style-name="T57"><text:s/>akademia</text:span></text:p>
      <text:p text:style-name="Standard"><text:span text:style-name="T58">czym wybrukowane jest piekło <text:s text:c="69"/></text:span><text:span text:style-name="T59">dobrymi chęćmi</text:span></text:p>
      <text:p text:style-name="Standard"><text:span text:style-name="T60">karat, ile to gramów <text:s text:c="88"/></text:span><text:span text:style-name="T61"><text:s/>0,2 g</text:span></text:p>
      <text:p text:style-name="Standard"><text:span text:style-name="T62">czy motyle bielinki są w Polsce objęte ochroną <text:s text:c="45"/></text:span><text:span text:style-name="T63"><text:s/>NIE</text:span></text:p>
      <text:p text:style-name="Standard"><text:span text:style-name="T64">na dworze króla którego państwa pracował F</text:span><text:span text:style-name="T65">rancisco Goya <text:s text:c="26"/></text:span><text:span text:style-name="T66">Hiszpania</text:span></text:p>
      <text:p text:style-name="Standard"><text:span text:style-name="T67">który z braci Śniadeckich był astronomem Jędrzej czy Jan <text:s text:c="28"/></text:span><text:span text:style-name="T68">Jan</text:span></text:p>
      <text:p text:style-name="Standard"><text:span text:style-name="T69">w którym organie wytwarzana jest żółć <text:s text:c="57"/></text:span><text:span text:style-name="T70"><text:s/>wątroba</text:span></text:p>
      <text:p text:style-name="Standard"><text:span text:style-name="T71">centaury były</text:span><text:span text:style-name="T72"><text:s/>wyobrażane w postaci pół-ludzi i pół <text:s text:c="38"/></text:span><text:span text:style-name="T73"><text:s/>konia</text:span></text:p>
      <text:p text:style-name="Standard"><text:span text:style-name="T74">jakiego koloru są korale w tytule piosenki Brathanków <text:s text:c="32"/></text:span><text:span text:style-name="T75"><text:s/>czerwone</text:span></text:p>
      <text:p text:style-name="Standard"><text:span text:style-name="T76">do jakiego zakonu należał Rajmund Maria Kolbe <text:s text:c="31"/></text:span><text:span text:style-name="T77"><text:s text:c="9"/></text:span><text:span text:style-name="T78">franciszkanin</text:span></text:p>
      <text:p text:style-name="Standard"><text:span text:style-name="T79">jak nazywa się tytułowy szeregowiec z filmu Spielberga <text:s text:c="27"/></text:span><text:span text:style-name="T80"><text:s/>Ryan</text:span></text:p>
      <text:p text:style-name="Standard"><text:span text:style-name="T81">dokończ powiedzenie przypisywane Czarnieckiemu <text:s/>ja nie z soli, ani z roli ale<text:s/></text:span><text:span text:style-name="T82">z tego co mnie boli</text:span></text:p>
      <text:p text:style-name="Standard"><text:span text:style-name="T83">w którym wieku pne miało miejsce powstanie Spar</text:span><text:span text:style-name="T84">takusa <text:s text:c="26"/></text:span><text:span text:style-name="T85">I w. p.n.e</text:span><text:span text:style-name="T86">.</text:span></text:p>
      <text:p text:style-name="Standard"><text:span text:style-name="T87">M.Proust, Elliot, Geed, ktory z nich nie dostał Nobla <text:s text:c="34"/></text:span><text:span text:style-name="T88">Proust</text:span></text:p>
      <text:p text:style-name="Standard"><text:span text:style-name="T89">jak nazywają się stepy w Ameryce północnej <text:s text:c="45"/></text:span><text:span text:style-name="T90"><text:s text:c="2"/>preria</text:span></text:p>
      <text:p text:style-name="Standard"><text:span text:style-name="T91">WTA to organizacja<text:s/></text:span><text:span text:style-name="T92">zawodowych tenisistek czy tenisistów <text:s text:c="24"/></text:span><text:span text:style-name="T93"><text:s/>kobiety</text:span></text:p>
      <text:p text:style-name="Standard"><text:span text:style-name="T94">pierwiastek chemiczny i półwysep na Baltyku mają tę samą nazwę <text:s text:c="12"/></text:span><text:span text:style-name="T95">hel</text:span></text:p>
      <text:p text:style-name="Standard"><text:span text:style-name="T96">czy można odziedziczyć długi <text:s text:c="69"/></text:span><text:span text:style-name="T97"><text:s/>TAK</text:span></text:p>
      <text:soft-page-break/>
      <text:p text:style-name="Standard"><text:span text:style-name="T98">w kt</text:span><text:span text:style-name="T99">órym wieku żył angielski sir Robert Boyle <text:s text:c="49"/></text:span><text:span text:style-name="T100"><text:s/>XVII w.</text:span></text:p>
      <text:p text:style-name="Standard"><text:span text:style-name="T101">czy gady przechodza stadium larwalne <text:s text:c="62"/></text:span><text:span text:style-name="T102"><text:s/>NIE</text:span></text:p>
      <text:p text:style-name="Standard"><text:span text:style-name="T103">jak nazywa się osiołek, przyjacieł Kubusia Puchatka</text:span><text:span text:style-name="T104"><text:s text:c="40"/></text:span><text:span text:style-name="T105"><text:s text:c="2"/>kłapouchy</text:span></text:p>
      <text:p text:style-name="Standard"><text:span text:style-name="T106">czy 13 jest liczbą pierwszą <text:s text:c="81"/></text:span><text:span text:style-name="T107"><text:s/>TAK</text:span></text:p>
      <text:p text:style-name="Standard"><text:span text:style-name="T108">jak nazywał się następca Mojżesza, wódz Izraelitów <text:s text:c="39"/></text:span><text:span text:style-name="T109"><text:s/></text:span><text:span text:style-name="T110"><text:s/>Jozue</text:span></text:p>
      <text:p text:style-name="Standard"><text:span text:style-name="T111">na terenie którego państwa stoim miasto Podhajce, w pobliżu którego Sobieski pobił kozacko-tatarskie wojska <text:s text:c="83"/></text:span><text:span text:style-name="T112"><text:s/>Ukraina</text:span></text:p>
      <text:p text:style-name="Standard"><text:span text:style-name="T113">czy w UE jest więcej czy mniej niż 5 monarchii <text:s/></text:span><text:span text:style-name="T114"><text:s text:c="46"/></text:span><text:span text:style-name="T115"><text:s/>więcej</text:span></text:p>
      <text:p text:style-name="Standard"><text:span text:style-name="T116">w którym egipskim mieście wznosi się piramida Cheopsa <text:s text:c="30"/></text:span><text:span text:style-name="T117"><text:s text:c="2"/>Giza</text:span></text:p>
      <text:p text:style-name="Standard"><text:span text:style-name="T118">który angielski dramaturg z Irlandii nosił przydomek wielkiego kpiarza <text:s text:c="7"/></text:span><text:span text:style-name="T119"><text:s/>Bernard Shaw</text:span></text:p>
      <text:p text:style-name="Standard"><text:span text:style-name="T120">w średniowieczu<text:s/></text:span><text:span text:style-name="T121">obol był monetą srebrną czy złotą <text:s text:c="43"/></text:span><text:span text:style-name="T122">srebrną</text:span></text:p>
      <text:p text:style-name="Standard"><text:span text:style-name="T123">jak z greki nazywają się rany na ciele człowieka przypominajace rany Jezusa <text:s text:c="2"/></text:span><text:span text:style-name="T124">stygmaty</text:span></text:p>
      <text:p text:style-name="P125">jak zatytułowane są te części Lalki, których autorem jest Rzecki <text:s text:c="9"/></text:p>
      <text:p text:style-name="P126">pamiętnik<text:s/>starego subiekta</text:p>
      <text:p text:style-name="Standard"><text:span text:style-name="T127">jak nazywa się agenda ONZ zajmująca się oswiatą,kulturą <text:s text:c="23"/></text:span><text:span text:style-name="T128">UNESCO</text:span></text:p>
      <text:p text:style-name="Standard"><text:span text:style-name="T129">w ktorym wieku powstała kolęda Cicha Noc <text:s text:c="44"/></text:span><text:span text:style-name="T130"><text:s/>XIX w.<text:s/></text:span><text:span text:style-name="T131"><text:s/></text:span></text:p>
      <text:p text:style-name="Standard"><text:span text:style-name="T132">jak nazywa się jednostka oporu elektrycznego równa milion</text:span><text:span text:style-name="T133">owi omów <text:s text:c="3"/></text:span><text:span text:style-name="T134">megaom</text:span></text:p>
      <text:p text:style-name="Standard"><text:span text:style-name="T135">czego dotyczył projekt Mangattan <text:s text:c="60"/></text:span><text:span text:style-name="T136"><text:s text:c="2"/>bomby atomowej</text:span></text:p>
      <text:p text:style-name="Standard"><text:span text:style-name="T137">ile dni wolnego przysługuje w ciągu roku pracownikowi w ramach urlopu na żądanie<text:s/></text:span><text:span text:style-name="T138"><text:s text:c="2"/>4 dni</text:span></text:p>
      <text:p text:style-name="Standard"><text:span text:style-name="T139">która figura może poruszać się po szac</text:span><text:span text:style-name="T140">hownicy na dowolną odległość w kierunku pionowym i poziomym <text:s text:c="79"/></text:span><text:span text:style-name="T141"><text:s/>wieża</text:span></text:p>
      <text:p text:style-name="Standard"><text:span text:style-name="T142">czy w Polsce występują złoża ametystów <text:s text:c="51"/></text:span><text:span text:style-name="T143"><text:s/>TAK</text:span></text:p>
      <text:p text:style-name="Standard"><text:span text:style-name="T144">jaki atrybut łą</text:span><text:span text:style-name="T145">czy się z postacią rzymskiej bogini Fortuny <text:s text:c="25"/></text:span><text:span text:style-name="T146"><text:s/>róg obfitości</text:span></text:p>
      <text:p text:style-name="Standard"><text:span text:style-name="T147">cynober z którego produkowany jest barwnik to mineral czy wytwór organiczny <text:s/></text:span><text:span text:style-name="T148"><text:s/>minerał</text:span></text:p>
      <text:p text:style-name="Standard"><text:span text:style-name="T149">które miasto występuje w tytule Sztuki Janusza Głowackiego której tytuł zaczyna się od</text:span><text:span text:style-name="T150"><text:s/>słowa Antygona <text:s text:c="93"/></text:span><text:span text:style-name="T151"><text:s/>NYC</text:span></text:p>
      <text:p text:style-name="Standard"><text:span text:style-name="T152">czy MFW działa w ramach UE <text:s text:c="68"/></text:span><text:span text:style-name="T153"><text:s text:c="2"/>NIE</text:span></text:p>
      <text:p text:style-name="Standard"><text:span text:style-name="T154">pod jakim imieniem przeszedł do historii</text:span><text:span text:style-name="T155"><text:s/>Robert McGregor, szkocki rozbójnik <text:s text:c="3"/></text:span><text:span text:style-name="T156">Rob Roy</text:span></text:p>
      <text:p text:style-name="Standard"><text:span text:style-name="T157">jak myśliwi nazywają ogon zająca <text:s text:c="64"/></text:span><text:span text:style-name="T158"><text:s/>omyk</text:span></text:p>
      <text:p text:style-name="Standard"><text:span text:style-name="T159">w którym mieście urodził się Roman Polański <text:s text:c="44"/></text:span><text:span text:style-name="T160"><text:s text:c="2"/>Paryż</text:span><text:span text:style-name="T161"><text:s text:c="8"/></text:span></text:p>
      <text:p text:style-name="Standard"><text:span text:style-name="T162">po</text:span><text:span text:style-name="T163">chodzące z włoskiego określenie crescendo oznacza stopniowe wzmacnianie czy wygłuszanie dźwięku <text:s text:c="85"/></text:span><text:span text:style-name="T164"><text:s/>wzmacnianie</text:span></text:p>
      <text:p text:style-name="Standard"><text:span text:style-name="T165">w którym wieku wydano 4 konwencje genewskie o ochronie ofiar w</text:span><text:span text:style-name="T166">ojny <text:s text:c="3"/></text:span><text:span text:style-name="T167"><text:s/>1949</text:span></text:p>
      <text:p text:style-name="Standard"><text:span text:style-name="T168">kto zaprojektował pomnik bohaterów Warszawy zwany warszawską Nike <text:s/></text:span><text:span text:style-name="T169"><text:s/>prof. Konieczny</text:span></text:p>
      <text:p text:style-name="P170">jak nazywa się metoda pomiaru dużych obszarów polegająca na dzieleniu ich na trójkąty</text:p>
      <text:p text:style-name="P171">triangulacja</text:p>
      <text:p text:style-name="Standard"><text:span text:style-name="T172">gwoździe Ilizarowa, Rusha i Steilmana używane są w medycyni</text:span><text:span text:style-name="T173">e czy przemyśle meblarskim <text:s text:c="102"/></text:span><text:span text:style-name="T174"><text:s/>medycyna</text:span></text:p>
      <text:p text:style-name="Standard"><text:span text:style-name="T175">jak miała na imię ukochana Wertera <text:s text:c="59"/></text:span><text:span text:style-name="T176"><text:s text:c="5"/>Lotta</text:span></text:p>
      <text:p text:style-name="Standard"><text:span text:style-name="T177">kto był prem</text:span><text:span text:style-name="T178">ierem Wielkiej Brytanii w czasie ataku Niemiec na Polskę <text:s text:c="7"/></text:span><text:span text:style-name="T179"><text:s/>Chamberlain</text:span></text:p>
      <text:p text:style-name="P180"/>
      <text:p text:style-name="P181">Etap III</text:p>
      <text:p text:style-name="P182"/>
      <text:p text:style-name="Standard"><text:span text:style-name="T183">czy warunkiem otrzymania tytulu honoris causa jest posiadanie stopnia naukowego <text:s text:c="2"/></text:span><text:span text:style-name="T184">NIE</text:span></text:p>
      <text:p text:style-name="Standard"><text:span text:style-name="T185">czy stolica Łotwy Ryga jest miastem portowym<text:s/></text:span><text:span text:style-name="T186"><text:s text:c="58"/></text:span><text:span text:style-name="T187"><text:s/>TAK</text:span></text:p>
      <text:p text:style-name="Standard"><text:span text:style-name="T188">jakiej narodowości był Ferdynand Magellan <text:s text:c="51"/></text:span><text:span text:style-name="T189"><text:s/>Portugalczyk</text:span></text:p>
      <text:p text:style-name="P190">czy orzeczenia Trybunału Konstytucyjnego są ostateczne czy musi je akceptować Sejm</text:p>
      <text:p text:style-name="P191">ostateczne</text:p>
      <text:soft-page-break/>
      <text:p text:style-name="Standard"><text:span text:style-name="T192">na jakim koniu jeździ łaska pańska <text:s text:c="75"/></text:span><text:span text:style-name="T193"><text:s/>pstrym</text:span></text:p>
      <text:p text:style-name="Standard"><text:span text:style-name="T194">w którym państwie od 1856 najwyższym odznaczeniem jest krzyż Wiktorii <text:s text:c="3"/></text:span><text:span text:style-name="T195"><text:s text:c="2"/>GB</text:span></text:p>
      <text:p text:style-name="Standard"><text:span text:style-name="T196">5 % ile to promili <text:s text:c="33"/></text:span><text:span text:style-name="T197"><text:s text:c="63"/></text:span><text:span text:style-name="T198"><text:s/>50</text:span></text:p>
      <text:p text:style-name="Standard"><text:span text:style-name="T199">testosteron czy progesteron jest hormonem żeńskim <text:s text:c="42"/></text:span><text:span text:style-name="T200"><text:s/>progesteron</text:span></text:p>
      <text:p text:style-name="Standard"><text:span text:style-name="T201">jak nazywa się właściwość ciał stałych do powracania do pierwotnego stanu <text:s text:c="3"/></text:span><text:span text:style-name="T202"><text:s/>elasty</text:span><text:span text:style-name="T203">czność</text:span></text:p>
      <text:p text:style-name="Standard"><text:span text:style-name="T204">który apostał nazywany był niewiernym <text:s text:c="61"/></text:span><text:span text:style-name="T205"><text:s/>Tomasz</text:span></text:p>
      <text:p text:style-name="Standard"><text:span text:style-name="T206">jak nazywa się punkt przeciwległy zenitowi <text:s text:c="54"/></text:span><text:span text:style-name="T207"><text:s text:c="2"/>nadir</text:span></text:p>
      <text:p text:style-name="Standard"><text:span text:style-name="T208">jak ma na imię żona faraona Echnatona</text:span><text:span text:style-name="T209"><text:s/>która była pierwowzorem słynnego popiersia świata starożytnego <text:s text:c="103"/></text:span><text:span text:style-name="T210"><text:s text:c="2"/>Nefretete</text:span></text:p>
      <text:p text:style-name="Standard"><text:span text:style-name="T211">czy wszystkie ptaki są jajorodne <text:s text:c="44"/></text:span><text:span text:style-name="T212"><text:s text:c="29"/></text:span><text:span text:style-name="T213"><text:s text:c="2"/>TAK</text:span></text:p>
      <text:p text:style-name="Standard"><text:span text:style-name="T214">ile stanów USA ma w nazwie słowo Karolina <text:s text:c="52"/></text:span><text:span text:style-name="T215"><text:s text:c="2"/>dwa</text:span></text:p>
      <text:p text:style-name="Standard"><text:span text:style-name="T216">królem którego państwa był Menelaos <text:s text:c="65"/></text:span><text:span text:style-name="T217">Sparty</text:span></text:p>
      <text:p text:style-name="Standard"><text:span text:style-name="T218">jak nazywa si</text:span><text:span text:style-name="T219">ę płachta czerwonej tkaniny używana przez torreadora <text:s text:c="17"/></text:span><text:span text:style-name="T220"><text:s/>muleta</text:span></text:p>
      <text:p text:style-name="P221">który amerykański generał 2 września 1945 r przyjął bezwarunkową kapitulację Japonii</text:p>
      <text:p text:style-name="P222">Douglas McArthur</text:p>
      <text:p text:style-name="Standard"><text:span text:style-name="T223">oksydacja to utlenianie czy skraplanie <text:s text:c="37"/></text:span><text:span text:style-name="T224"><text:s text:c="27"/></text:span><text:span text:style-name="T225"><text:s text:c="2"/>utlenianie</text:span></text:p>
      <text:p text:style-name="Standard"><text:span text:style-name="T226">w ktorym mieście główna siedziba UNESCO <text:s text:c="54"/></text:span><text:span text:style-name="T227"><text:s/>Paryż</text:span></text:p>
      <text:p text:style-name="Standard"><text:span text:style-name="T228">jak z włoskiego nazywa się krwawa zemsta <text:s text:c="57"/></text:span><text:span text:style-name="T229"><text:s/>wendetta</text:span></text:p>
      <text:p text:style-name="Standard"><text:span text:style-name="T230">co uszy</text:span><text:span text:style-name="T231">ły igła z nitką w efekcie wspólnego tańca w wierszu Jana Brzechwy <text:s text:c="5"/></text:span><text:span text:style-name="T232"><text:s text:c="2"/>fartuch</text:span></text:p>
      <text:p text:style-name="Standard"><text:span text:style-name="T233">popularny drink nazywany Cuba Libre to połączenie coli z którym alkoholem <text:s text:c="3"/></text:span><text:span text:style-name="T234"><text:s/>rum</text:span></text:p>
      <text:p text:style-name="Standard"><text:span text:style-name="T235">w którym państwie leży miasto Tobruk <text:s text:c="56"/></text:span><text:span text:style-name="T236"><text:s text:c="9"/></text:span><text:span text:style-name="T237"><text:s/>Libia</text:span></text:p>
      <text:p text:style-name="Standard"><text:span text:style-name="T238">czy bariatria leży płuca czy otyłość <text:s text:c="71"/></text:span><text:span text:style-name="T239"><text:s/>otyłość</text:span></text:p>
      <text:p text:style-name="Standard"><text:span text:style-name="T240">na jakim dystansie rozgrywana jest Derby <text:s text:c="47"/></text:span><text:span text:style-name="T241">1,5 mili angielskiej</text:span></text:p>
      <text:p text:style-name="Standard"><text:span text:style-name="T242">z którego<text:s/></text:span><text:span text:style-name="T243">państwa pochodzi glog, gorący napój podawany w Boże Narodzenie <text:s text:c="3"/></text:span><text:span text:style-name="T244">Szwecja</text:span></text:p>
      <text:p text:style-name="Standard"><text:span text:style-name="T245">mieszkańcy której planety dokonują inwazji na Ziemię w powieści Wojny światów O. Wellsa <text:s text:c="64"/></text:span><text:span text:style-name="T246"><text:s text:c="54"/></text:span><text:span text:style-name="T247">Marsjanie</text:span></text:p>
      <text:p text:style-name="Standard"><text:span text:style-name="T248">jak nazywa się jednostka strumienia świetlnego w ukladzie SI <text:s text:c="30"/></text:span><text:span text:style-name="T249">lumen</text:span></text:p>
      <text:p text:style-name="Standard"><text:span text:style-name="T250">boksyt jest rudą którego metalu <text:s text:c="63"/></text:span><text:span text:style-name="T251"><text:s text:c="15"/></text:span><text:span text:style-name="T252"><text:s/>glin</text:span></text:p>
      <text:p text:style-name="Standard"><text:span text:style-name="T253">jak nazywa się zapis nutowy rozpisany na partie poszczególnych instrumentów <text:s/></text:span><text:span text:style-name="T254"><text:s text:c="2"/>partytura</text:span></text:p>
      <text:p text:style-name="P255"/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Michu</dc:creator>
    <meta:creation-date>2014-09-01T16:33:00Z</meta:creation-date>
    <dc:date>2018-04-04T09:44:00Z</dc:date>
    <meta:template xlink:href="Normal.dotm" xlink:type="simple"/>
    <meta:editing-cycles>2</meta:editing-cycles>
    <meta:editing-duration>PT900S</meta:editing-duration>
    <meta:document-statistic meta:page-count="3" meta:paragraph-count="21" meta:word-count="1529" meta:character-count="10683" meta:row-count="76" meta:non-whitespace-character-count="9175"/>
  </office:meta>
</office:document-meta>
</file>